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_31_._20_Level_20_Indent-first_20_line_20_-_3e_">
      <style:text-properties officeooo:rsid="064f02ae" officeooo:paragraph-rsid="064f02ae"/>
    </style:style>
    <style:style style:name="P2" style:family="paragraph" style:parent-style-name="_31_._20_Level_20_Indent-first_20_line_20_-_3e_">
      <style:text-properties officeooo:rsid="067909ed" officeooo:paragraph-rsid="067909ed"/>
    </style:style>
    <style:style style:name="P3" style:family="paragraph" style:parent-style-name="_31_._20_Level_20_Indent-first_20_line_20_-_3e_">
      <style:text-properties officeooo:rsid="067247d7" officeooo:paragraph-rsid="067247d7"/>
    </style:style>
    <style:style style:name="P4" style:family="paragraph" style:parent-style-name="_31_._20_Level_20_Indent-first_20_line_20_-_3e_">
      <style:text-properties officeooo:rsid="06797c98" officeooo:paragraph-rsid="06797c98"/>
    </style:style>
    <style:style style:name="P5" style:family="paragraph" style:parent-style-name="_31_._20_Level_20_Indent-first_20_line_20_-_3e_">
      <style:text-properties officeooo:rsid="067fc898" officeooo:paragraph-rsid="067fc898"/>
    </style:style>
    <style:style style:name="P6" style:family="paragraph" style:parent-style-name="_31_._20_Level_20_Indent-first_20_line_20_-_3e_">
      <style:text-properties officeooo:rsid="068147a0" officeooo:paragraph-rsid="068147a0"/>
    </style:style>
    <style:style style:name="P7" style:family="paragraph" style:parent-style-name="_31_._20_Level_20_Indent-first_20_line_20_-_3e_">
      <style:text-properties officeooo:rsid="06893f07" officeooo:paragraph-rsid="06893f07"/>
    </style:style>
    <style:style style:name="P8" style:family="paragraph" style:parent-style-name="_31_._20_Level_20_Indent-first_20_line_20_-_3e_">
      <style:text-properties fo:color="#00cc00" style:font-name="Ubuntu" fo:font-size="11pt" fo:font-style="normal" style:text-underline-style="none" fo:font-weight="normal" officeooo:rsid="067909ed" officeooo:paragraph-rsid="0688c8b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_31_._20_Level_20_Indent-first_20_line_20_-_3e_">
      <style:text-properties style:use-window-font-color="true" style:font-name="Ubuntu" fo:font-size="11pt" fo:font-style="normal" style:text-underline-style="none" fo:font-weight="normal" officeooo:rsid="068e2d33" officeooo:paragraph-rsid="068e2d3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_31_._20_Level_20_Indent-first_20_line_20_-_3e_">
      <style:text-properties style:use-window-font-color="true" style:font-name="Ubuntu" fo:font-size="11pt" fo:font-style="normal" style:text-underline-style="none" fo:font-weight="normal" officeooo:rsid="068e7425" officeooo:paragraph-rsid="068e7425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_31_._20_Level_20_Indent-first_20_line_20_-_3e_">
      <style:text-properties style:use-window-font-color="true" style:font-name="Ubuntu" fo:font-size="11pt" fo:font-style="normal" style:text-underline-style="none" fo:font-weight="normal" officeooo:rsid="068efdb0" officeooo:paragraph-rsid="068efdb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_31_._20_Level_20_Indent-first_20_line_20_-_3e_">
      <style:text-properties style:use-window-font-color="true" style:font-name="Ubuntu" fo:font-size="11pt" fo:font-style="normal" style:text-underline-style="none" fo:font-weight="normal" officeooo:rsid="06916d30" officeooo:paragraph-rsid="06916d3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style:use-window-font-color="true" style:font-name="Ubuntu1" fo:font-size="10pt" officeooo:rsid="0675de5f" officeooo:paragraph-rsid="067a03ec" style:font-size-asian="10pt"/>
    </style:style>
    <style:style style:name="P14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style:use-window-font-color="true" style:font-name="Ubuntu1" fo:font-size="10pt" officeooo:rsid="0675de5f" officeooo:paragraph-rsid="06821291" style:font-size-asian="10pt"/>
    </style:style>
    <style:style style:name="P15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style:use-window-font-color="true" style:font-name="Ubuntu1" fo:font-size="10pt" officeooo:rsid="0675de5f" officeooo:paragraph-rsid="06834a4d" style:font-size-asian="10pt"/>
    </style:style>
    <style:style style:name="P16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style:use-window-font-color="true" style:font-name="Ubuntu1" fo:font-size="10pt" officeooo:rsid="0675de5f" officeooo:paragraph-rsid="068e2d33" style:font-size-asian="10pt"/>
    </style:style>
    <style:style style:name="P17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style:use-window-font-color="true" style:font-name="Ubuntu1" fo:font-size="10pt" officeooo:paragraph-rsid="067a03ec" style:font-size-asian="10pt"/>
    </style:style>
    <style:style style:name="P18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style:use-window-font-color="true" style:font-name="Ubuntu1" fo:font-size="10pt" officeooo:rsid="06821291" officeooo:paragraph-rsid="06834a4d" style:font-size-asian="10pt"/>
    </style:style>
    <style:style style:name="P19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style:use-window-font-color="true" style:font-name="Ubuntu1" fo:font-size="10pt" officeooo:rsid="06821291" officeooo:paragraph-rsid="0685f2d3" style:font-size-asian="10pt"/>
    </style:style>
    <style:style style:name="P20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style:use-window-font-color="true" style:font-name="Ubuntu1" fo:font-size="10pt" officeooo:rsid="06821291" officeooo:paragraph-rsid="0687304b" style:font-size-asian="10pt"/>
    </style:style>
    <style:style style:name="P21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style:use-window-font-color="true" style:font-name="Ubuntu1" fo:font-size="10pt" officeooo:rsid="06834a4d" officeooo:paragraph-rsid="06834a4d" style:font-size-asian="10pt"/>
    </style:style>
    <style:style style:name="P22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style:use-window-font-color="true" style:font-name="Ubuntu1" fo:font-size="10pt" officeooo:rsid="068761be" officeooo:paragraph-rsid="068761be" style:font-size-asian="10pt"/>
    </style:style>
    <style:style style:name="P23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style:use-window-font-color="true" style:font-name="Ubuntu1" fo:font-size="10pt" officeooo:rsid="06b28a98" officeooo:paragraph-rsid="06b28a98" style:font-size-asian="10pt"/>
    </style:style>
    <style:style style:name="P24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style:use-window-font-color="true" style:font-name="Ubuntu1" fo:font-size="10pt" officeooo:rsid="06b4c5b6" officeooo:paragraph-rsid="06b4c5b6" style:font-size-asian="10pt"/>
    </style:style>
    <style:style style:name="P25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style:use-window-font-color="true" style:font-name="Ubuntu1" fo:font-size="10pt" officeooo:rsid="06b4fa36" officeooo:paragraph-rsid="06b4fa36" style:font-size-asian="10pt"/>
    </style:style>
    <style:style style:name="P26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style:use-window-font-color="true" style:font-name="Ubuntu1" fo:font-size="10pt" officeooo:rsid="06b70aad" officeooo:paragraph-rsid="06b70aad" style:font-size-asian="10pt"/>
    </style:style>
    <style:style style:name="P27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style:use-window-font-color="true" style:font-name="Ubuntu1" fo:font-size="10pt" fo:font-style="normal" style:text-underline-style="none" fo:font-weight="normal" officeooo:rsid="0675de5f" officeooo:paragraph-rsid="068e2d33" fo:background-color="transparent" style:font-size-asian="10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style:use-window-font-color="true" style:font-name="Ubuntu1" fo:font-size="10pt" fo:font-style="normal" style:text-underline-style="none" fo:font-weight="normal" officeooo:rsid="0675de5f" officeooo:paragraph-rsid="06ab617f" fo:background-color="transparent" style:font-size-asian="10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style:use-window-font-color="true" style:font-name="Ubuntu1" fo:font-size="10pt" fo:font-style="normal" style:text-underline-style="none" fo:font-weight="normal" officeooo:rsid="0675de5f" officeooo:paragraph-rsid="06ab4209" fo:background-color="transparent" style:font-size-asian="10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style:use-window-font-color="true" style:font-name="Ubuntu1" fo:font-size="11pt" fo:font-style="normal" officeooo:rsid="067909ed" officeooo:paragraph-rsid="06797c98" style:font-size-asian="11pt" style:font-style-asian="normal" style:font-size-complex="11pt" style:font-style-complex="normal"/>
    </style:style>
    <style:style style:name="P31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style:use-window-font-color="true" style:font-name="Ubuntu1" fo:font-size="11pt" fo:font-style="normal" officeooo:rsid="067909ed" officeooo:paragraph-rsid="067909ed" style:font-size-asian="11pt" style:font-style-asian="normal" style:font-size-complex="11pt" style:font-style-complex="normal"/>
    </style:style>
    <style:style style:name="P32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style:use-window-font-color="true" style:font-name="Ubuntu1" fo:font-size="11pt" fo:font-style="normal" officeooo:rsid="067909ed" officeooo:paragraph-rsid="06821291" style:font-size-asian="11pt" style:font-style-asian="normal" style:font-size-complex="11pt" style:font-style-complex="normal"/>
    </style:style>
    <style:style style:name="P33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style:use-window-font-color="true" style:font-name="Ubuntu1" fo:font-size="11pt" fo:font-style="normal" officeooo:rsid="067909ed" officeooo:paragraph-rsid="068e2d33" style:font-size-asian="11pt" style:font-style-asian="normal" style:font-size-complex="11pt" style:font-style-complex="normal"/>
    </style:style>
    <style:style style:name="P34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style:use-window-font-color="true" style:font-name="Ubuntu1" fo:font-size="11pt" fo:font-style="normal" style:text-underline-style="none" fo:font-weight="normal" officeooo:rsid="067909ed" officeooo:paragraph-rsid="0685f2d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officeooo:paragraph-rsid="0685f2d3"/>
    </style:style>
    <style:style style:name="P36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fo:color="#ff3333" style:font-name="Ubuntu1" fo:font-size="10pt" fo:font-weight="bold" officeooo:rsid="06893f07" officeooo:paragraph-rsid="06893f07" style:font-size-asian="10pt" style:font-weight-asian="bold" style:font-weight-complex="bold"/>
    </style:style>
    <style:style style:name="P37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fo:color="#ff3333" style:font-name="Ubuntu" fo:font-size="11pt" fo:font-style="normal" style:text-underline-style="none" fo:font-weight="bold" officeooo:rsid="06ab4209" officeooo:paragraph-rsid="06ab4209" fo:background-color="transparent" style:font-size-asian="11pt" style:font-style-asian="normal" style:font-weight-asian="bold" style:font-size-complex="11pt" style:font-style-complex="normal" style:font-weight-complex="bold"/>
    </style:style>
    <style:style style:name="P38" style:family="paragraph" style:parent-style-name="_33_._20_Level_20_Indent-first_20_line_20_-_3e_" style:master-page-name="">
      <loext:graphic-properties draw:fill="none" draw:fill-image-width="0in" draw:fill-image-height="0in"/>
      <style:paragraph-properties fo:margin-left="0.3118in" fo:margin-right="0in" fo:text-align="justify" style:justify-single-word="false" fo:keep-together="always" fo:text-indent="0in" style:auto-text-indent="false" style:page-number="auto" fo:background-color="transparent" style:shadow="none">
        <style:tab-stops/>
      </style:paragraph-properties>
      <style:text-properties fo:font-weight="bold" officeooo:rsid="06aa27ef" officeooo:paragraph-rsid="06aa27ef" style:font-weight-asian="bold" style:font-weight-complex="bold"/>
    </style:style>
    <style:style style:name="P39" style:family="paragraph" style:parent-style-name="_33_._20_Level_20_Indent-first_20_line_20_-_3e_" style:master-page-name="">
      <loext:graphic-properties draw:fill="none" draw:fill-image-width="0in" draw:fill-image-height="0in"/>
      <style:paragraph-properties fo:margin-left="0.3118in" fo:margin-right="0in" fo:text-align="justify" style:justify-single-word="false" fo:keep-together="always" fo:text-indent="0in" style:auto-text-indent="false" style:page-number="auto" fo:background-color="transparent" style:shadow="none">
        <style:tab-stops/>
      </style:paragraph-properties>
      <style:text-properties fo:font-weight="bold" officeooo:rsid="06ab617f" officeooo:paragraph-rsid="06ab617f" style:font-weight-asian="bold" style:font-weight-complex="bold"/>
    </style:style>
    <style:style style:name="P40" style:family="paragraph" style:parent-style-name="_33_._20_Level_20_Indent-first_20_line_20_-_3e_" style:master-page-name="">
      <loext:graphic-properties draw:fill="none" draw:fill-image-width="0in" draw:fill-image-height="0in"/>
      <style:paragraph-properties fo:margin-left="0.3118in" fo:margin-right="0in" fo:text-align="justify" style:justify-single-word="false" fo:keep-together="always" fo:text-indent="0in" style:auto-text-indent="false" style:page-number="auto" fo:background-color="transparent" style:shadow="none">
        <style:tab-stops/>
      </style:paragraph-properties>
      <style:text-properties fo:font-weight="bold" officeooo:rsid="06ab4209" officeooo:paragraph-rsid="06ab617f" style:font-weight-asian="bold" style:font-weight-complex="bold"/>
    </style:style>
    <style:style style:name="P41" style:family="paragraph" style:parent-style-name="_31_._20_Level_20_Indent-first_20_line_20_-_3e_">
      <style:paragraph-properties fo:margin-left="0.3201in" fo:margin-right="0in" fo:text-indent="0in" style:auto-text-indent="false"/>
      <style:text-properties officeooo:rsid="067cad31" officeooo:paragraph-rsid="067cad31"/>
    </style:style>
    <style:style style:name="P42" style:family="paragraph" style:parent-style-name="_33_._20_Level_20_Indent-first_20_line_20_-_3e_">
      <style:text-properties officeooo:rsid="06a1f1db" officeooo:paragraph-rsid="06a1f1db"/>
    </style:style>
    <style:style style:name="P43" style:family="paragraph" style:parent-style-name="_33_._20_Level_20_Indent-first_20_line_20_-_3e_">
      <style:text-properties officeooo:rsid="06a47120" officeooo:paragraph-rsid="06a47120"/>
    </style:style>
    <style:style style:name="P44" style:family="paragraph" style:parent-style-name="_33_._20_Level_20_Indent-first_20_line_20_-_3e_">
      <style:text-properties officeooo:rsid="06a47120" officeooo:paragraph-rsid="06aff6dc"/>
    </style:style>
    <style:style style:name="P45" style:family="paragraph" style:parent-style-name="_33_._20_Level_20_Indent-first_20_line_20_-_3e_">
      <style:text-properties officeooo:rsid="06a47120" officeooo:paragraph-rsid="06b5e235"/>
    </style:style>
    <style:style style:name="P46" style:family="paragraph" style:parent-style-name="_33_._20_Level_20_Indent-first_20_line_20_-_3e_">
      <style:text-properties officeooo:rsid="06a7e80c" officeooo:paragraph-rsid="06a7e80c"/>
    </style:style>
    <style:style style:name="P47" style:family="paragraph" style:parent-style-name="_33_._20_Level_20_Indent-first_20_line_20_-_3e_">
      <style:text-properties officeooo:rsid="06a7e80c" officeooo:paragraph-rsid="06ab4209"/>
    </style:style>
    <style:style style:name="P48" style:family="paragraph" style:parent-style-name="_33_._20_Level_20_Indent-first_20_line_20_-_3e_">
      <style:text-properties officeooo:rsid="06a7e80c" officeooo:paragraph-rsid="06aba84d"/>
    </style:style>
    <style:style style:name="P49" style:family="paragraph" style:parent-style-name="_33_._20_Level_20_Indent-first_20_line_20_-_3e_">
      <style:text-properties officeooo:rsid="06aa27ef" officeooo:paragraph-rsid="06aa27ef"/>
    </style:style>
    <style:style style:name="P50" style:family="paragraph" style:parent-style-name="_33_._20_Level_20_Indent-first_20_line_20_-_3e_">
      <style:text-properties officeooo:rsid="06aa27ef" officeooo:paragraph-rsid="06aba84d"/>
    </style:style>
    <style:style style:name="P51" style:family="paragraph" style:parent-style-name="_33_._20_Level_20_Indent-first_20_line_20_-_3e_">
      <style:text-properties officeooo:rsid="06ab4209" officeooo:paragraph-rsid="06ab617f"/>
    </style:style>
    <style:style style:name="P52" style:family="paragraph" style:parent-style-name="_33_._20_Level_20_Indent-first_20_line_20_-_3e_">
      <style:text-properties officeooo:rsid="06aff6dc" officeooo:paragraph-rsid="06aff6dc"/>
    </style:style>
    <style:style style:name="P53" style:family="paragraph" style:parent-style-name="_33_._20_Level_20_Indent-first_20_line_20_-_3e_">
      <style:text-properties officeooo:rsid="06b4c5b6" officeooo:paragraph-rsid="06b4c5b6"/>
    </style:style>
    <style:style style:name="P54" style:family="paragraph" style:parent-style-name="_33_._20_Level_20_Indent-first_20_line_20_-_3e_">
      <style:text-properties officeooo:rsid="06b4fa36" officeooo:paragraph-rsid="06b4fa36"/>
    </style:style>
    <style:style style:name="P55" style:family="paragraph" style:parent-style-name="_33_._20_Level_20_Indent-first_20_line_20_-_3e_">
      <style:text-properties officeooo:rsid="06b70aad" officeooo:paragraph-rsid="06b70aad"/>
    </style:style>
    <style:style style:name="P56" style:family="paragraph" style:parent-style-name="List_20_with_20_explanation">
      <style:text-properties officeooo:rsid="0694d33c" officeooo:paragraph-rsid="0694d33c"/>
    </style:style>
    <style:style style:name="P57" style:family="paragraph" style:parent-style-name="List_20_with_20_explanation">
      <style:text-properties officeooo:rsid="0694d33c" officeooo:paragraph-rsid="069b7e85"/>
    </style:style>
    <style:style style:name="P58" style:family="paragraph" style:parent-style-name="List_20_with_20_explanation">
      <style:text-properties officeooo:paragraph-rsid="069cb22d"/>
    </style:style>
    <style:style style:name="P59" style:family="paragraph" style:parent-style-name="List_20_with_20_explanation">
      <style:text-properties officeooo:rsid="069f8835" officeooo:paragraph-rsid="069f8835"/>
    </style:style>
    <style:style style:name="P60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style:use-window-font-color="true" style:font-name="Ubuntu1" fo:font-size="11pt" fo:font-style="normal" officeooo:rsid="06b4c5b6" officeooo:paragraph-rsid="06b4c5b6" style:font-size-asian="11pt" style:font-style-asian="normal" style:font-size-complex="11pt" style:font-style-complex="normal"/>
    </style:style>
    <style:style style:name="P61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style:use-window-font-color="true" style:font-name="Ubuntu1" fo:font-size="11pt" fo:font-style="normal" officeooo:rsid="06b28a98" officeooo:paragraph-rsid="06b28a98" style:font-size-asian="11pt" style:font-style-asian="normal" style:font-size-complex="11pt" style:font-style-complex="normal"/>
    </style:style>
    <style:style style:name="P62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style:use-window-font-color="true" style:font-name="Ubuntu1" fo:font-size="11pt" fo:font-style="normal" officeooo:rsid="06b70aad" officeooo:paragraph-rsid="06b70aad" style:font-size-asian="11pt" style:font-style-asian="normal" style:font-size-complex="11pt" style:font-style-complex="normal"/>
    </style:style>
    <style:style style:name="P63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style:use-window-font-color="true" style:font-name="Ubuntu1" fo:font-size="11pt" fo:font-style="normal" officeooo:rsid="06bb311f" officeooo:paragraph-rsid="06bb311f" style:font-size-asian="11pt" style:font-style-asian="normal" style:font-size-complex="11pt" style:font-style-complex="normal"/>
    </style:style>
    <style:style style:name="P64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style:use-window-font-color="true" style:font-name="Ubuntu1" fo:font-size="11pt" fo:font-style="normal" fo:font-weight="bold" officeooo:rsid="06b28a98" officeooo:paragraph-rsid="06b28a98" style:font-size-asian="11pt" style:font-style-asian="normal" style:font-weight-asian="bold" style:font-size-complex="11pt" style:font-style-complex="normal" style:font-weight-complex="bold"/>
    </style:style>
    <style:style style:name="P65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style:use-window-font-color="true" style:font-name="Ubuntu1" fo:font-size="11pt" fo:font-style="normal" fo:font-weight="bold" officeooo:rsid="06bb311f" officeooo:paragraph-rsid="06bb311f" style:font-size-asian="11pt" style:font-style-asian="normal" style:font-weight-asian="bold" style:font-size-complex="11pt" style:font-style-complex="normal" style:font-weight-complex="bold"/>
    </style:style>
    <style:style style:name="P66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style:use-window-font-color="true" style:font-name="Ubuntu1" fo:font-size="11pt" fo:font-style="normal" fo:font-weight="bold" officeooo:rsid="06bbc0b9" officeooo:paragraph-rsid="06bbc0b9" style:font-size-asian="11pt" style:font-style-asian="normal" style:font-weight-asian="bold" style:font-size-complex="11pt" style:font-style-complex="normal" style:font-weight-complex="bold"/>
    </style:style>
    <style:style style:name="P67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fo:color="#ff3333" style:font-name="Ubuntu1" fo:font-size="11pt" fo:font-style="normal" fo:font-weight="bold" officeooo:rsid="06bb311f" officeooo:paragraph-rsid="06bb311f" style:font-size-asian="11pt" style:font-style-asian="normal" style:font-weight-asian="bold" style:font-size-complex="11pt" style:font-style-complex="normal" style:font-weight-complex="bold"/>
    </style:style>
    <style:style style:name="P68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fo:color="#ff3333" style:font-name="Ubuntu1" fo:font-size="11pt" fo:font-style="normal" fo:font-weight="bold" officeooo:rsid="06bf3698" officeooo:paragraph-rsid="06bf3698" style:font-size-asian="11pt" style:font-style-asian="normal" style:font-weight-asian="bold" style:font-size-complex="11pt" style:font-style-complex="normal" style:font-weight-complex="bold"/>
    </style:style>
    <style:style style:name="P69" style:family="paragraph" style:parent-style-name="Standard" style:master-page-name="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style:page-number="auto" fo:background-color="#eeeeee" text:number-lines="false" text:line-number="0"/>
      <style:text-properties officeooo:rsid="06b28a98" officeooo:paragraph-rsid="06bb311f"/>
    </style:style>
    <style:style style:name="P70" style:family="paragraph" style:parent-style-name="Standard" style:master-page-name="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style:page-number="auto" fo:background-color="#eeeeee" text:number-lines="false" text:line-number="0"/>
      <style:text-properties officeooo:rsid="06b28a98" officeooo:paragraph-rsid="06bd3938"/>
    </style:style>
    <style:style style:name="P71" style:family="paragraph" style:parent-style-name="Main_20_title" style:master-page-name="Standard">
      <style:paragraph-properties fo:margin-top="0in" fo:margin-bottom="0.1402in" loext:contextual-spacing="false" style:page-number="auto"/>
      <style:text-properties fo:font-size="20pt" officeooo:rsid="067909ed" officeooo:paragraph-rsid="067909ed" fo:background-color="transparent" style:font-size-asian="20pt" style:font-size-complex="20pt"/>
    </style:style>
    <style:style style:name="P72" style:family="paragraph" style:parent-style-name="_31_._20_Level_20_Subtitle">
      <style:text-properties officeooo:rsid="067909ed" officeooo:paragraph-rsid="067909ed"/>
    </style:style>
    <style:style style:name="P73" style:family="paragraph" style:parent-style-name="_31_._20_Level_20_Subtitle" style:list-style-name="">
      <style:paragraph-properties fo:text-align="start" style:justify-single-word="false" fo:keep-together="always">
        <style:tab-stops>
          <style:tab-stop style:position="0.4in"/>
        </style:tab-stops>
      </style:paragraph-properties>
      <style:text-properties officeooo:rsid="067909ed" officeooo:paragraph-rsid="067dd2d4"/>
    </style:style>
    <style:style style:name="P74" style:family="paragraph" style:parent-style-name="_31_._20_Level_20_Subtitle">
      <style:paragraph-properties fo:break-before="page"/>
      <style:text-properties officeooo:rsid="067dd2d4" officeooo:paragraph-rsid="067dd2d4"/>
    </style:style>
    <style:style style:name="P75" style:family="paragraph" style:parent-style-name="_31_._20_Level_20_Subtitle">
      <style:paragraph-properties fo:break-before="page"/>
      <style:text-properties officeooo:rsid="06926da5" officeooo:paragraph-rsid="06926da5"/>
    </style:style>
    <style:style style:name="P76" style:family="paragraph" style:parent-style-name="_31_._20_Level_20_Subtitle">
      <style:paragraph-properties fo:break-before="page"/>
      <style:text-properties officeooo:rsid="06aba84d" officeooo:paragraph-rsid="06aba84d"/>
    </style:style>
    <style:style style:name="P77" style:family="paragraph" style:parent-style-name="_32_._20_Level_20_Subtitle">
      <style:text-properties officeooo:rsid="067909ed" officeooo:paragraph-rsid="067909ed"/>
    </style:style>
    <style:style style:name="P78" style:family="paragraph" style:parent-style-name="_32_._20_Level_20_Subtitle">
      <style:text-properties officeooo:rsid="0672bdba" officeooo:paragraph-rsid="0672bdba"/>
    </style:style>
    <style:style style:name="P79" style:family="paragraph" style:parent-style-name="_32_._20_Level_20_Subtitle">
      <style:text-properties officeooo:rsid="067a03ec" officeooo:paragraph-rsid="067a03ec"/>
    </style:style>
    <style:style style:name="P80" style:family="paragraph" style:parent-style-name="_32_._20_Level_20_Subtitle">
      <style:text-properties officeooo:rsid="067cad31" officeooo:paragraph-rsid="067cad31"/>
    </style:style>
    <style:style style:name="P81" style:family="paragraph" style:parent-style-name="_32_._20_Level_20_Subtitle">
      <style:text-properties officeooo:rsid="06821291" officeooo:paragraph-rsid="06821291"/>
    </style:style>
    <style:style style:name="P82" style:family="paragraph" style:parent-style-name="_32_._20_Level_20_Subtitle">
      <style:text-properties officeooo:rsid="06ab4209" officeooo:paragraph-rsid="06ab4209"/>
    </style:style>
    <style:style style:name="P83" style:family="paragraph" style:parent-style-name="_32_._20_Level_20_Subtitle">
      <style:text-properties officeooo:rsid="068efdb0" officeooo:paragraph-rsid="068efdb0"/>
    </style:style>
    <style:style style:name="P84" style:family="paragraph" style:parent-style-name="_32_._20_Level_20_Subtitle">
      <style:text-properties officeooo:rsid="069e6331" officeooo:paragraph-rsid="069e6331"/>
    </style:style>
    <style:style style:name="P85" style:family="paragraph" style:parent-style-name="_32_._20_Level_20_Subtitle">
      <style:text-properties officeooo:rsid="069e6331" officeooo:paragraph-rsid="069e8058"/>
    </style:style>
    <style:style style:name="P86" style:family="paragraph" style:parent-style-name="_32_._20_Level_20_Subtitle">
      <style:text-properties officeooo:rsid="06accb50" officeooo:paragraph-rsid="06baa69d"/>
    </style:style>
    <style:style style:name="P87" style:family="paragraph" style:parent-style-name="_32_._20_Level_20_Subtitle" style:master-page-name="">
      <style:paragraph-properties style:page-number="auto"/>
      <style:text-properties officeooo:rsid="06aba84d" officeooo:paragraph-rsid="06aebf63"/>
    </style:style>
    <style:style style:name="P88" style:family="paragraph" style:parent-style-name="_32_._20_Level_20_Subtitle" style:list-style-name="" style:master-page-name="">
      <style:paragraph-properties fo:text-align="start" style:justify-single-word="false" fo:keep-together="always" style:page-number="auto">
        <style:tab-stops>
          <style:tab-stop style:position="0in"/>
          <style:tab-stop style:position="0.7in"/>
        </style:tab-stops>
      </style:paragraph-properties>
      <style:text-properties officeooo:rsid="06accb50" officeooo:paragraph-rsid="06accb50"/>
    </style:style>
    <style:style style:name="P89" style:family="paragraph" style:parent-style-name="_32_._20_Level_20_Subtitle">
      <style:paragraph-properties fo:break-before="page"/>
      <style:text-properties officeooo:rsid="06accb50" officeooo:paragraph-rsid="06accb50"/>
    </style:style>
    <style:style style:name="P90" style:family="paragraph" style:parent-style-name="_33_._20_Level_20_Subtitle" style:list-style-name="Sajat_20_szamozas">
      <style:text-properties officeooo:rsid="069e8058" officeooo:paragraph-rsid="06a01a82"/>
    </style:style>
    <style:style style:name="P91" style:family="paragraph" style:parent-style-name="_33_._20_Level_20_Subtitle">
      <style:text-properties officeooo:rsid="069e8058" officeooo:paragraph-rsid="069e8058"/>
    </style:style>
    <style:style style:name="P92" style:family="paragraph" style:parent-style-name="_33_._20_Level_20_Subtitle" style:list-style-name="L1">
      <style:text-properties officeooo:rsid="069e8058" officeooo:paragraph-rsid="069e8058"/>
    </style:style>
    <style:style style:name="P93" style:family="paragraph" style:parent-style-name="_33_._20_Level_20_Subtitle" style:list-style-name="">
      <style:paragraph-properties fo:text-align="start" style:justify-single-word="false" fo:keep-together="always">
        <style:tab-stops/>
      </style:paragraph-properties>
      <style:text-properties officeooo:rsid="069e8058" officeooo:paragraph-rsid="06a7e80c"/>
    </style:style>
    <style:style style:name="P94" style:family="paragraph" style:parent-style-name="_33_._20_Level_20_Subtitle" style:list-style-name="L1">
      <style:text-properties officeooo:rsid="069ea582" officeooo:paragraph-rsid="069ea582"/>
    </style:style>
    <style:style style:name="P95" style:family="paragraph" style:parent-style-name="_33_._20_Level_20_Subtitle">
      <style:text-properties officeooo:paragraph-rsid="06aff6dc"/>
    </style:style>
    <style:style style:name="P96" style:family="paragraph" style:parent-style-name="_33_._20_Level_20_Subtitle">
      <style:text-properties officeooo:rsid="06b4c5b6" officeooo:paragraph-rsid="06b4c5b6"/>
    </style:style>
    <style:style style:name="P97" style:family="paragraph" style:parent-style-name="_33_._20_Level_20_Subtitle">
      <style:text-properties officeooo:rsid="06aff6dc" officeooo:paragraph-rsid="06aff6dc"/>
    </style:style>
    <style:style style:name="P98" style:family="paragraph" style:parent-style-name="_33_._20_Level_20_Subtitle">
      <style:text-properties officeooo:rsid="06b5e235" officeooo:paragraph-rsid="06b5e235"/>
    </style:style>
    <style:style style:name="P99" style:family="paragraph" style:parent-style-name="_33_._20_Level_20_Subtitle">
      <style:text-properties officeooo:rsid="06bb311f" officeooo:paragraph-rsid="06bb311f"/>
    </style:style>
    <style:style style:name="P100" style:family="paragraph" style:parent-style-name="_33_._20_Level_20_Subtitle" style:list-style-name="Sajat_20_szamozas">
      <style:paragraph-properties fo:break-before="page"/>
      <style:text-properties officeooo:rsid="069e8058" officeooo:paragraph-rsid="06a7e80c"/>
    </style:style>
    <style:style style:name="P101" style:family="paragraph" style:parent-style-name="_33_._20_Level_20_Subtitle" style:master-page-name="">
      <style:paragraph-properties style:page-number="auto"/>
      <style:text-properties officeooo:rsid="06bb311f" officeooo:paragraph-rsid="06bb311f"/>
    </style:style>
    <style:style style:name="P102" style:family="paragraph" style:parent-style-name="_33_._20_Level_20_Subtitle" style:list-style-name="">
      <loext:graphic-properties draw:fill="none" draw:fill-color="#eeeeee" draw:fill-image-width="0in" draw:fill-image-height="0in"/>
      <style:paragraph-properties fo:margin-left="0.3118in" fo:margin-right="0in" fo:line-height="100%" fo:text-align="justify" style:justify-single-word="false" fo:keep-together="always" fo:text-indent="0in" style:auto-text-indent="false" fo:background-color="transparent" style:shadow="none" text:number-lines="false" text:line-number="0">
        <style:tab-stops/>
      </style:paragraph-properties>
      <style:text-properties style:use-window-font-color="true" style:font-name="Ubuntu1" fo:font-size="11pt" fo:font-style="normal" officeooo:rsid="06bb311f" officeooo:paragraph-rsid="06bf12c9" style:font-size-asian="11pt" style:font-style-asian="normal" style:font-size-complex="11pt" style:font-style-complex="normal"/>
    </style:style>
    <style:style style:name="P103" style:family="paragraph" style:parent-style-name="_33_._20_Level_20_Subtitle" style:list-style-name="">
      <loext:graphic-properties draw:fill="none" draw:fill-color="#eeeeee" draw:fill-image-width="0in" draw:fill-image-height="0in"/>
      <style:paragraph-properties fo:margin-left="0.3118in" fo:margin-right="0in" fo:line-height="100%" fo:text-align="justify" style:justify-single-word="false" fo:text-indent="0in" style:auto-text-indent="false" fo:background-color="transparent" style:shadow="none" text:number-lines="false" text:line-number="0">
        <style:tab-stops/>
      </style:paragraph-properties>
      <style:text-properties style:use-window-font-color="true" style:font-name="Ubuntu1" fo:font-size="11pt" fo:font-style="normal" officeooo:rsid="06bb311f" officeooo:paragraph-rsid="06bd3938" style:font-size-asian="11pt" style:font-style-asian="normal" style:font-size-complex="11pt" style:font-style-complex="normal"/>
    </style:style>
    <style:style style:name="P104" style:family="paragraph" style:parent-style-name="_33_._20_Level_20_Subtitle" style:master-page-name="">
      <style:paragraph-properties style:page-number="auto"/>
      <style:text-properties officeooo:rsid="06bf12c9" officeooo:paragraph-rsid="06bf12c9"/>
    </style:style>
    <style:style style:name="P105" style:family="paragraph" style:parent-style-name="_33_._20_Level_20_Subtitle" style:list-style-name="Sajat_20_szamozas" style:master-page-name="">
      <style:paragraph-properties style:page-number="auto"/>
      <style:text-properties officeooo:rsid="06bb311f" officeooo:paragraph-rsid="06bd3938"/>
    </style:style>
    <style:style style:name="P106" style:family="paragraph" style:parent-style-name="_33_._20_Level_20_Indent-first_20_line_20_-_3e_">
      <loext:graphic-properties draw:fill="none" draw:fill-image-width="0in" draw:fill-image-height="0in"/>
      <style:paragraph-properties fo:margin-left="0.3118in" fo:margin-right="0in" fo:text-align="justify" style:justify-single-word="false" fo:keep-together="always" fo:text-indent="0in" style:auto-text-indent="false" fo:background-color="transparent" style:shadow="none">
        <style:tab-stops/>
      </style:paragraph-properties>
      <style:text-properties style:use-window-font-color="true" style:font-name="Ubuntu1" fo:font-size="11pt" fo:font-style="normal" style:text-underline-style="none" fo:font-weight="normal" officeooo:rsid="06b70aad" officeooo:paragraph-rsid="06baa69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7" style:family="paragraph" style:parent-style-name="_33_._20_Level_20_Indent-first_20_line_20_-_3e_">
      <loext:graphic-properties draw:fill="none" draw:fill-image-width="0in" draw:fill-image-height="0in"/>
      <style:paragraph-properties fo:margin-left="0.3118in" fo:margin-right="0in" fo:text-align="justify" style:justify-single-word="false" fo:text-indent="0in" style:auto-text-indent="false" fo:background-color="transparent" style:shadow="none">
        <style:tab-stops/>
      </style:paragraph-properties>
      <style:text-properties style:use-window-font-color="true" style:font-name="Ubuntu1" fo:font-size="11pt" fo:font-style="normal" style:text-underline-style="none" fo:font-weight="normal" officeooo:rsid="06b70aad" officeooo:paragraph-rsid="06bf12c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8" style:family="paragraph" style:parent-style-name="_33_._20_Level_20_Indent-first_20_line_20_-_3e_" style:list-style-name="" style:master-page-name="">
      <loext:graphic-properties draw:fill="none" draw:fill-image-width="0in" draw:fill-image-height="0in"/>
      <style:paragraph-properties fo:margin-left="0.3118in" fo:margin-right="0in" fo:text-align="justify" style:justify-single-word="false" fo:text-indent="0in" style:auto-text-indent="false" style:page-number="auto" fo:background-color="transparent" style:shadow="none">
        <style:tab-stops/>
      </style:paragraph-properties>
      <style:text-properties officeooo:rsid="06bb311f" officeooo:paragraph-rsid="06bb311f"/>
    </style:style>
    <style:style style:name="P109" style:family="paragraph" style:parent-style-name="_33_._20_Level_20_Indent-first_20_line_20_-_3e_" style:list-style-name="" style:master-page-name="">
      <loext:graphic-properties draw:fill="none" draw:fill-image-width="0in" draw:fill-image-height="0in"/>
      <style:paragraph-properties fo:margin-left="0.3118in" fo:margin-right="0in" fo:text-align="justify" style:justify-single-word="false" fo:text-indent="0in" style:auto-text-indent="false" style:page-number="auto" fo:background-color="transparent" style:shadow="none">
        <style:tab-stops/>
      </style:paragraph-properties>
      <style:text-properties officeooo:rsid="06bbc0b9" officeooo:paragraph-rsid="06bbc0b9"/>
    </style:style>
    <style:style style:name="P110" style:family="paragraph" style:parent-style-name="_33_._20_Level_20_Indent-first_20_line_20_-_3e_" style:list-style-name="" style:master-page-name="">
      <loext:graphic-properties draw:fill="none" draw:fill-image-width="0in" draw:fill-image-height="0in"/>
      <style:paragraph-properties fo:margin-left="0.3118in" fo:margin-right="0in" fo:text-align="justify" style:justify-single-word="false" fo:text-indent="0in" style:auto-text-indent="false" style:page-number="auto" fo:background-color="transparent" style:shadow="none">
        <style:tab-stops/>
      </style:paragraph-properties>
      <style:text-properties officeooo:rsid="06bf12c9" officeooo:paragraph-rsid="06bf12c9"/>
    </style:style>
    <style:style style:name="P111" style:family="paragraph" style:parent-style-name="_33_._20_Level_20_Indent-first_20_line_20_-_3e_">
      <style:text-properties officeooo:rsid="06aa27ef" officeooo:paragraph-rsid="06aba84d"/>
    </style:style>
    <style:style style:name="P112" style:family="paragraph" style:parent-style-name="_33_._20_Level_20_Indent-first_20_line_20_-_3e_">
      <style:text-properties officeooo:paragraph-rsid="06bf12c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6974ceb" style:font-weight-asian="bold" style:font-weight-complex="bold"/>
    </style:style>
    <style:style style:name="T3" style:family="text">
      <style:text-properties fo:font-weight="bold" officeooo:rsid="069b7e85" style:font-weight-asian="bold" style:font-weight-complex="bold"/>
    </style:style>
    <style:style style:name="T4" style:family="text">
      <style:text-properties fo:font-weight="bold" officeooo:rsid="069cb22d" style:font-weight-asian="bold" style:font-weight-complex="bold"/>
    </style:style>
    <style:style style:name="T5" style:family="text">
      <style:text-properties fo:font-weight="bold" officeooo:rsid="06b28a98" style:font-weight-asian="bold" style:font-weight-complex="bold"/>
    </style:style>
    <style:style style:name="T6" style:family="text">
      <style:text-properties fo:font-weight="bold" officeooo:rsid="06aebf63" style:font-weight-asian="bold" style:font-weight-complex="bold"/>
    </style:style>
    <style:style style:name="T7" style:family="text">
      <style:text-properties fo:font-weight="bold" officeooo:rsid="06baa69d" style:font-weight-asian="bold" style:font-weight-complex="bold"/>
    </style:style>
    <style:style style:name="T8" style:family="text">
      <style:text-properties fo:font-weight="bold" officeooo:rsid="06bf12c9" style:font-weight-asian="bold" style:font-weight-complex="bold"/>
    </style:style>
    <style:style style:name="T9" style:family="text">
      <style:text-properties officeooo:rsid="067909ed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font-name="Ubuntu1" fo:font-size="11pt" fo:font-style="normal" officeooo:rsid="067909ed" style:font-size-asian="11pt" style:font-style-asian="normal" style:font-size-complex="11pt" style:font-style-complex="normal"/>
    </style:style>
    <style:style style:name="T12" style:family="text">
      <style:text-properties style:use-window-font-color="true" style:font-name="Ubuntu1" fo:font-size="11pt" fo:font-style="normal" officeooo:rsid="06bb311f" style:font-size-asian="11pt" style:font-style-asian="normal" style:font-size-complex="11pt" style:font-style-complex="normal"/>
    </style:style>
    <style:style style:name="T13" style:family="text">
      <style:text-properties style:use-window-font-color="true" style:font-name="Ubuntu1" fo:font-size="11pt" fo:font-style="normal" officeooo:rsid="06bd3938" style:font-size-asian="11pt" style:font-style-asian="normal" style:font-size-complex="11pt" style:font-style-complex="normal"/>
    </style:style>
    <style:style style:name="T14" style:family="text">
      <style:text-properties style:use-window-font-color="true" style:font-name="Ubuntu1" fo:font-size="11pt" fo:font-style="normal" fo:font-weight="bold" officeooo:rsid="06bb311f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style:use-window-font-color="true" style:font-name="Ubuntu1" fo:font-size="11pt" fo:font-style="normal" fo:font-weight="bold" officeooo:rsid="06bd3938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officeooo:rsid="06797c98"/>
    </style:style>
    <style:style style:name="T17" style:family="text">
      <style:text-properties fo:font-size="11pt" fo:font-style="normal" style:font-size-asian="11pt" style:font-style-asian="normal" style:font-size-complex="11pt" style:font-style-complex="normal"/>
    </style:style>
    <style:style style:name="T18" style:family="text">
      <style:text-properties fo:font-size="11pt" fo:font-style="normal" officeooo:rsid="067909ed" style:font-size-asian="11pt" style:font-style-asian="normal" style:font-size-complex="11pt" style:font-style-complex="normal"/>
    </style:style>
    <style:style style:name="T19" style:family="text">
      <style:text-properties fo:font-size="11pt" fo:font-style="normal" officeooo:rsid="067a03ec" style:font-size-asian="11pt" style:font-style-asian="normal" style:font-size-complex="11pt" style:font-style-complex="normal"/>
    </style:style>
    <style:style style:name="T20" style:family="text">
      <style:text-properties fo:font-size="11pt" fo:font-style="normal" officeooo:rsid="067acfb3" style:font-size-asian="11pt" style:font-style-asian="normal" style:font-size-complex="11pt" style:font-style-complex="normal"/>
    </style:style>
    <style:style style:name="T21" style:family="text">
      <style:text-properties fo:font-size="11pt" fo:font-style="normal" officeooo:rsid="06821291" style:font-size-asian="11pt" style:font-style-asian="normal" style:font-size-complex="11pt" style:font-style-complex="normal"/>
    </style:style>
    <style:style style:name="T22" style:family="text">
      <style:text-properties fo:font-size="11pt" fo:font-style="normal" officeooo:rsid="06b4fa36" style:font-size-asian="11pt" style:font-style-asian="normal" style:font-size-complex="11pt" style:font-style-complex="normal"/>
    </style:style>
    <style:style style:name="T23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4" style:family="text">
      <style:text-properties fo:font-size="11pt" fo:font-style="normal" fo:font-weight="bold" officeooo:rsid="06821291" style:font-size-asian="11pt" style:font-style-asian="normal" style:font-weight-asian="bold" style:font-size-complex="11pt" style:font-style-complex="normal" style:font-weight-complex="bold"/>
    </style:style>
    <style:style style:name="T25" style:family="text">
      <style:text-properties fo:font-size="11pt" fo:font-style="normal" fo:font-weight="bold" officeooo:rsid="068e2d33" style:font-size-asian="11pt" style:font-style-asian="normal" style:font-weight-asian="bold" style:font-size-complex="11pt" style:font-style-complex="normal" style:font-weight-complex="bold"/>
    </style:style>
    <style:style style:name="T26" style:family="text">
      <style:text-properties fo:font-size="11pt" fo:font-style="normal" style:text-underline-style="none" fo:font-weight="normal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fo:font-size="11pt" fo:font-style="normal" style:text-underline-style="none" fo:font-weight="normal" officeooo:rsid="067909ed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fo:font-size="11pt" fo:font-style="normal" style:text-underline-style="none" fo:font-weight="normal" officeooo:rsid="0685f2d3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fo:font-size="11pt" fo:font-style="normal" style:text-underline-style="none" fo:font-weight="normal" officeooo:rsid="0687304b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30" style:family="text">
      <style:text-properties fo:font-size="11pt" fo:font-style="normal" style:text-underline-style="none" fo:font-weight="bold" officeooo:rsid="0687304b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31" style:family="text">
      <style:text-properties fo:font-size="11pt" fo:font-style="normal" style:text-underline-style="none" fo:background-color="transparent" loext:char-shading-value="0" style:font-size-asian="11pt" style:font-style-asian="normal" style:font-size-complex="11pt" style:font-style-complex="normal"/>
    </style:style>
    <style:style style:name="T32" style:family="text">
      <style:text-properties fo:font-size="11pt" fo:font-style="normal" style:text-underline-style="none" officeooo:rsid="067909ed" fo:background-color="transparent" loext:char-shading-value="0" style:font-size-asian="11pt" style:font-style-asian="normal" style:font-size-complex="11pt" style:font-style-complex="normal"/>
    </style:style>
    <style:style style:name="T33" style:family="text">
      <style:text-properties fo:font-size="11pt" officeooo:rsid="067909ed" style:font-size-asian="11pt"/>
    </style:style>
    <style:style style:name="T34" style:family="text">
      <style:text-properties fo:font-size="11pt" officeooo:rsid="068e2d33" style:font-size-asian="11pt"/>
    </style:style>
    <style:style style:name="T35" style:family="text">
      <style:text-properties fo:color="#00cc00" style:font-name="Ubuntu" fo:font-size="11pt" fo:font-style="normal" style:text-underline-style="none" fo:font-weight="normal" fo:background-color="transparent" loext:char-shading-value="0" style:font-size-asian="10.5pt" style:font-style-asian="normal" style:font-weight-asian="normal" style:font-size-complex="11pt" style:font-style-complex="normal" style:font-weight-complex="normal"/>
    </style:style>
    <style:style style:name="T36" style:family="text">
      <style:text-properties fo:color="#00cc00" style:font-name="Ubuntu" fo:font-size="11pt" fo:font-style="normal" style:text-underline-style="none" fo:font-weight="normal" officeooo:rsid="06821291" fo:background-color="transparent" loext:char-shading-value="0" style:font-size-asian="10.5pt" style:font-style-asian="normal" style:font-weight-asian="normal" style:font-size-complex="11pt" style:font-style-complex="normal" style:font-weight-complex="normal"/>
    </style:style>
    <style:style style:name="T37" style:family="text">
      <style:text-properties fo:color="#00cc00" style:font-name="Ubuntu" fo:font-size="11pt" fo:font-style="normal" style:text-underline-style="none" fo:font-weight="normal" officeooo:rsid="06834a4d" fo:background-color="transparent" loext:char-shading-value="0" style:font-size-asian="10.5pt" style:font-style-asian="normal" style:font-weight-asian="normal" style:font-size-complex="11pt" style:font-style-complex="normal" style:font-weight-complex="normal"/>
    </style:style>
    <style:style style:name="T38" style:family="text">
      <style:text-properties fo:color="#00cc00" style:font-name="Ubuntu" fo:font-size="11pt" fo:font-style="normal" style:text-underline-style="none" fo:font-weight="normal" officeooo:rsid="067909ed" fo:background-color="transparent" loext:char-shading-value="0" style:font-size-asian="10.5pt" style:font-style-asian="normal" style:font-weight-asian="normal" style:font-size-complex="11pt" style:font-style-complex="normal" style:font-weight-complex="normal"/>
    </style:style>
    <style:style style:name="T39" style:family="text">
      <style:text-properties fo:color="#00cc00" style:font-name="Ubuntu" fo:font-size="11pt" fo:font-style="normal" style:text-underline-style="none" fo:font-weight="normal" officeooo:rsid="0685f2d3" fo:background-color="transparent" loext:char-shading-value="0" style:font-size-asian="10.5pt" style:font-style-asian="normal" style:font-weight-asian="normal" style:font-size-complex="11pt" style:font-style-complex="normal" style:font-weight-complex="normal"/>
    </style:style>
    <style:style style:name="T40" style:family="text">
      <style:text-properties fo:color="#00cc00" style:font-name="Ubuntu" fo:font-size="11pt" fo:font-style="normal" style:text-underline-style="none" fo:font-weight="normal" officeooo:rsid="068e2d33" fo:background-color="transparent" loext:char-shading-value="0" style:font-size-asian="10.5pt" style:font-style-asian="normal" style:font-weight-asian="normal" style:font-size-complex="11pt" style:font-style-complex="normal" style:font-weight-complex="normal"/>
    </style:style>
    <style:style style:name="T41" style:family="text">
      <style:text-properties fo:color="#00cc00" style:font-name="Ubuntu" fo:font-size="11pt" officeooo:rsid="068e2d33" style:font-size-asian="10.5pt"/>
    </style:style>
    <style:style style:name="T42" style:family="text">
      <style:text-properties fo:color="#ff333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43" style:family="text">
      <style:text-properties fo:color="#ff3333" fo:font-size="11pt" fo:font-style="normal" fo:font-weight="bold" officeooo:rsid="06821291" style:font-size-asian="11pt" style:font-style-asian="normal" style:font-weight-asian="bold" style:font-size-complex="11pt" style:font-style-complex="normal" style:font-weight-complex="bold"/>
    </style:style>
    <style:style style:name="T44" style:family="text">
      <style:text-properties fo:color="#ff3333" fo:font-size="11pt" fo:font-style="normal" fo:font-weight="bold" officeooo:rsid="068e2d33" style:font-size-asian="11pt" style:font-style-asian="normal" style:font-weight-asian="bold" style:font-size-complex="11pt" style:font-style-complex="normal" style:font-weight-complex="bold"/>
    </style:style>
    <style:style style:name="T45" style:family="text">
      <style:text-properties fo:color="#ff3333" fo:font-size="11pt" fo:font-style="normal" style:text-underline-style="none" fo:font-weight="bold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46" style:family="text">
      <style:text-properties fo:color="#ff3333" fo:font-size="11pt" fo:font-style="normal" style:text-underline-style="none" fo:font-weight="bold" officeooo:rsid="0685f2d3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47" style:family="text">
      <style:text-properties fo:color="#ff3333" fo:font-size="11pt" fo:font-weight="bold" officeooo:rsid="068e2d33" style:font-size-asian="11pt" style:font-weight-asian="bold" style:font-weight-complex="bold"/>
    </style:style>
    <style:style style:name="T48" style:family="text">
      <style:text-properties fo:color="#ff3333" fo:font-size="11pt" fo:font-weight="bold" officeooo:rsid="06ab617f" style:font-size-asian="11pt" style:font-weight-asian="bold" style:font-weight-complex="bold"/>
    </style:style>
    <style:style style:name="T49" style:family="text">
      <style:text-properties fo:color="#ff3333" style:font-name="Ubuntu" fo:font-size="11pt" fo:font-style="normal" style:text-underline-style="none" fo:font-weight="bold" officeooo:rsid="0685f2d3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50" style:family="text">
      <style:text-properties fo:color="#ff3333" style:font-name="Ubuntu1" fo:font-size="11pt" fo:font-style="normal" fo:font-weight="bold" officeooo:rsid="0685f2d3" style:font-size-asian="11pt" style:font-style-asian="normal" style:font-weight-asian="bold" style:font-size-complex="11pt" style:font-style-complex="normal" style:font-weight-complex="bold"/>
    </style:style>
    <style:style style:name="T51" style:family="text">
      <style:text-properties fo:color="#ff3333" style:font-name="Ubuntu1" fo:font-size="11pt" fo:font-style="normal" fo:font-weight="bold" officeooo:rsid="06bb311f" style:font-size-asian="11pt" style:font-style-asian="normal" style:font-weight-asian="bold" style:font-size-complex="11pt" style:font-style-complex="normal" style:font-weight-complex="bold"/>
    </style:style>
    <style:style style:name="T52" style:family="text">
      <style:text-properties fo:color="#ff3333" fo:font-weight="bold" style:font-weight-asian="bold" style:font-weight-complex="bold"/>
    </style:style>
    <style:style style:name="T53" style:family="text">
      <style:text-properties officeooo:rsid="0688c8bd"/>
    </style:style>
    <style:style style:name="T54" style:family="text">
      <style:text-properties officeooo:rsid="0695f741"/>
    </style:style>
    <style:style style:name="T55" style:family="text">
      <style:text-properties officeooo:rsid="06974ceb"/>
    </style:style>
    <style:style style:name="T56" style:family="text">
      <style:text-properties officeooo:rsid="069b7e85"/>
    </style:style>
    <style:style style:name="T57" style:family="text">
      <style:text-properties officeooo:rsid="069e8058"/>
    </style:style>
    <style:style style:name="T58" style:family="text">
      <style:text-properties officeooo:rsid="069f6a3d"/>
    </style:style>
    <style:style style:name="T59" style:family="text">
      <style:text-properties officeooo:rsid="06a1f1db"/>
    </style:style>
    <style:style style:name="T60" style:family="text">
      <style:text-properties officeooo:rsid="06a7e80c"/>
    </style:style>
    <style:style style:name="T61" style:family="text">
      <style:text-properties officeooo:rsid="06aebf63"/>
    </style:style>
    <style:style style:name="T62" style:family="text">
      <style:text-properties officeooo:rsid="06b28a98"/>
    </style:style>
    <style:style style:name="T63" style:family="text">
      <style:text-properties officeooo:rsid="06b4fa36"/>
    </style:style>
    <style:style style:name="T64" style:family="text">
      <style:text-properties officeooo:rsid="06baa69d"/>
    </style:style>
    <style:style style:name="T65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66" style:family="text">
      <style:text-properties style:text-underline-style="none" fo:font-weight="normal" officeooo:rsid="06b28a98" fo:background-color="transparent" loext:char-shading-value="0" style:font-weight-asian="normal" style:font-weight-complex="normal"/>
    </style:style>
    <style:style style:name="T67" style:family="text">
      <style:text-properties style:text-underline-style="none" fo:font-weight="bold" fo:background-color="transparent" loext:char-shading-value="0" style:font-weight-asian="bold" style:font-weight-complex="bold"/>
    </style:style>
    <style:style style:name="T68" style:family="text">
      <style:text-properties style:text-underline-style="none" fo:font-weight="bold" officeooo:rsid="06b28a98" fo:background-color="transparent" loext:char-shading-value="0" style:font-weight-asian="bold" style:font-weight-complex="bold"/>
    </style:style>
    <style:style style:name="T69" style:family="text">
      <style:text-properties officeooo:rsid="06bbc0b9"/>
    </style:style>
    <style:style style:name="T70" style:family="text">
      <style:text-properties officeooo:rsid="06bd393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GitHub io site with Jekyll </text:p>
      <text:p text:style-name="P1"/>
      <text:list xml:id="list2056607910465946137" text:style-name="Sajat_20_szamozas">
        <text:list-item>
          <text:h text:style-name="P72" text:outline-level="1">Create the site</text:h>
        </text:list-item>
      </text:list>
      <text:p text:style-name="P2">You get one site per GitHub account and organization, and unlimited project sites</text:p>
      <text:list xml:id="list174305187617019" text:continue-numbering="true" text:style-name="Sajat_20_szamozas">
        <text:list-item>
          <text:list>
            <text:list-item>
              <text:h text:style-name="_32_._20_Level_20_Subtitle" text:outline-level="2">Create a repository</text:h>
            </text:list-item>
          </text:list>
        </text:list-item>
      </text:list>
      <text:p text:style-name="P3">You <text:span text:style-name="T9">already have git repository and now you want to create an “organization” page.</text:span></text:p>
      <text:p text:style-name="P2">Create a new repository named <text:span text:style-name="T1">[username].github.io</text:span>. [username] is your GitHub username. </text:p>
      <text:p text:style-name="P2"/>
      <text:list xml:id="list174305735110444" text:continue-numbering="true" text:style-name="Sajat_20_szamozas">
        <text:list-item>
          <text:list>
            <text:list-item>
              <text:h text:style-name="P77" text:outline-level="2">Clone the repository</text:h>
            </text:list-item>
          </text:list>
        </text:list-item>
      </text:list>
      <text:p text:style-name="P31">~ $ git clone https://github.com/[username]/[username].github.io</text:p>
      <text:list xml:id="list174305450464334" text:continue-numbering="true" text:style-name="Sajat_20_szamozas">
        <text:list-item>
          <text:list>
            <text:list-item>
              <text:h text:style-name="P78" text:outline-level="2">Show all commands</text:h>
            </text:list-item>
          </text:list>
        </text:list-item>
      </text:list>
      <text:p text:style-name="P4">Enter the project folder</text:p>
      <text:p text:style-name="P30">~ $ <text:span text:style-name="T16">cd [username].github.io</text:span></text:p>
      <text:p text:style-name="P4"/>
      <text:p text:style-name="P4">Add an index.html file</text:p>
      <text:p text:style-name="P30">~ $ <text:span text:style-name="T16">echo “Hello world” &gt; index.html</text:span></text:p>
      <text:list xml:id="list174304968045417" text:continue-numbering="true" text:style-name="Sajat_20_szamozas">
        <text:list-item>
          <text:list>
            <text:list-item>
              <text:h text:style-name="P79" text:outline-level="2">Push it</text:h>
            </text:list-item>
          </text:list>
        </text:list-item>
      </text:list>
      <text:p text:style-name="P13"><text:span text:style-name="T18">~ $ </text:span><text:span text:style-name="T19">git add –all</text:span></text:p>
      <text:p text:style-name="P13"><text:span text:style-name="T18">~ $ </text:span><text:span text:style-name="T19">git commit -m “Initial commit”</text:span></text:p>
      <text:p text:style-name="P17"><text:span text:style-name="T18">~ $ </text:span><text:span text:style-name="T19">git push -</text:span><text:span text:style-name="T20">u origin master</text:span></text:p>
      <text:list xml:id="list174305038442710" text:continue-numbering="true" text:style-name="Sajat_20_szamozas">
        <text:list-item>
          <text:list>
            <text:list-item>
              <text:h text:style-name="P80" text:outline-level="2">You are done</text:h>
            </text:list-item>
          </text:list>
        </text:list-item>
      </text:list>
      <text:p text:style-name="P41">Fire up a browser and go to https://[username].github.io</text:p>
      <text:h text:style-name="P73" text:outline-level="1"/>
      <text:list xml:id="list174304814218241" text:continue-numbering="true" text:style-name="Sajat_20_szamozas">
        <text:list-item>
          <text:h text:style-name="P74" text:outline-level="1">Jekyll</text:h>
        </text:list-item>
      </text:list>
      <text:p text:style-name="P5">Jekyll is a simple, <text:span text:style-name="T1">blog-aware</text:span>, static site generator. </text:p>
      <text:p text:style-name="P5">It takes a template directory containing raw text files in various formats, runs it through a converter (like Markdown) and our Liquid renderer, and spits out a complete, ready-to-publish <text:span text:style-name="T1">static website</text:span> suitable for serving with your favorite web server.</text:p>
      <text:p text:style-name="P6">Jekyll also happens to be the engine behind GitHub Pages, which means you can use Jekyll to host your project’s page, blog, or website from GitHub’s servers for free.</text:p>
      <text:list xml:id="list174304849219074" text:continue-numbering="true" text:style-name="Sajat_20_szamozas">
        <text:list-item>
          <text:list>
            <text:list-item>
              <text:h text:style-name="P81" text:outline-level="2">Install <text:span text:style-name="T53">Jekyll </text:span>locally</text:h>
            </text:list-item>
          </text:list>
        </text:list-item>
      </text:list>
      <text:p text:style-name="P15"><text:span text:style-name="T18">~ $ </text:span><text:span text:style-name="T43">sudo apt-get install ruby</text:span><text:span text:style-name="T21"><text:tab/><text:tab/><text:tab/></text:span><text:span text:style-name="T36"># </text:span><text:span text:style-name="T37">Install ruby</text:span></text:p>
      <text:p text:style-name="P14"><text:span text:style-name="T18">~ $ </text:span><text:span text:style-name="T24">ruby -v</text:span><text:span text:style-name="T21"><text:tab/><text:tab/><text:tab/><text:tab/><text:tab/></text:span><text:span text:style-name="T36"># check the version</text:span></text:p>
      <text:p text:style-name="P32"/>
      <text:p text:style-name="P18"><text:span text:style-name="T18">~ </text:span><text:span text:style-name="T17">$ </text:span><text:span text:style-name="T42">sudo apt-get install ruby-dev</text:span><text:span text:style-name="T17"><text:tab/><text:tab/></text:span><text:span text:style-name="T35"># </text:span><text:span text:style-name="T37">Install ruby dev</text:span></text:p>
      <text:p text:style-name="P21"><text:span text:style-name="T17">~ $ </text:span><text:span text:style-name="T23">apt list --installed ruby-dev</text:span><text:span text:style-name="T17"><text:tab/><text:tab/></text:span><text:span text:style-name="T36"># </text:span><text:span text:style-name="T35">check the version</text:span></text:p>
      <text:p text:style-name="P32"/>
      <text:p text:style-name="P35"><text:span text:style-name="T11">~ $ </text:span><text:span text:style-name="T50">gem update --system</text:span><text:span text:style-name="T11"><text:tab/><text:tab/><text:tab/></text:span><text:span text:style-name="T38"># </text:span><text:span text:style-name="T37">Install ruby</text:span><text:span text:style-name="T39">Gems <text:s/>-may need to be root</text:span></text:p>
      <text:p text:style-name="P19"><text:span text:style-name="T27">~ $ </text:span><text:span text:style-name="T49">gem install rubygems-update<text:tab/><text:tab/></text:span><text:span text:style-name="T38"># </text:span><text:span text:style-name="T39"><text:s/>-may need to be root</text:span></text:p>
      <text:p text:style-name="P19"><text:span text:style-name="T27">~ $ </text:span><text:span text:style-name="T46">update_rubygems</text:span><text:span text:style-name="T28"><text:tab/><text:tab/><text:tab/><text:tab/></text:span><text:span text:style-name="T38"># </text:span><text:span text:style-name="T39"><text:s/>-may need to be root</text:span></text:p>
      <text:p text:style-name="P20"><text:span text:style-name="T27">~ $ </text:span><text:span text:style-name="T30">gem -v</text:span><text:span text:style-name="T29"><text:tab/><text:tab/><text:tab/><text:tab/><text:tab/></text:span><text:span text:style-name="T35"># check the version</text:span></text:p>
      <text:p text:style-name="P34"/>
      <text:p text:style-name="P22"><text:span text:style-name="T27">~ </text:span><text:span text:style-name="T26">$ </text:span><text:span text:style-name="T45">gem install jekyll bundler</text:span><text:span text:style-name="T26"><text:tab/><text:tab/><text:tab/></text:span><text:span text:style-name="T36"># Install Jekyll and Bundler gems through RubyGems</text:span></text:p>
      <text:p text:style-name="_31_._20_Level_20_Indent-first_20_line_20_-_3e_"/>
      <text:p text:style-name="P7">It is necessary to put the gems into the PATH in the .bashrc</text:p>
      <text:p text:style-name="P36"><text:span text:style-name="T32">P</text:span><text:span text:style-name="T31">ATH=~/.gem/bin:$PATH</text:span></text:p>
      <text:p text:style-name="P7"/>
      <text:list xml:id="list174305860281948" text:continue-numbering="true" text:style-name="Sajat_20_szamozas">
        <text:list-item>
          <text:list>
            <text:list-item>
              <text:h text:style-name="P82" text:outline-level="2">Build the site and start the server</text:h>
            </text:list-item>
          </text:list>
        </text:list-item>
      </text:list>
      <text:p text:style-name="P9">Enter the folder where you want to place your blog project. let’s say you want to call it <text:span text:style-name="T1">myblog</text:span>.</text:p>
      <text:p text:style-name="P8"/>
      <text:p text:style-name="P16"><text:span text:style-name="T18">~ $ </text:span><text:span text:style-name="T44">jekyll new myblog</text:span><text:span text:style-name="T21"><text:tab/><text:tab/><text:tab/><text:tab/></text:span><text:span text:style-name="T36"># </text:span><text:span text:style-name="T40">Create a new Jekyll site at ./myblog</text:span></text:p>
      <text:p text:style-name="P33"/>
      <text:p text:style-name="P16"><text:span text:style-name="T18">~ $ </text:span><text:span text:style-name="T25">cd myblog</text:span><text:span text:style-name="T21"><text:tab/><text:tab/><text:tab/><text:tab/><text:tab/></text:span><text:span text:style-name="T36"># </text:span><text:span text:style-name="T40">enter myblog folder</text:span></text:p>
      <text:p text:style-name="P33"/>
      <text:p text:style-name="P27"><text:span text:style-name="T33">~ $ </text:span><text:span text:style-name="T47">bundle exec jekyll serve</text:span><text:span text:style-name="T34"><text:tab/><text:tab/><text:tab/></text:span><text:span text:style-name="T41"># start the web server to serve myblog</text:span></text:p>
      <text:p text:style-name="P8"/>
      <text:p text:style-name="P9">Now you can see you new template blog opening a browser and go to the <text:a xlink:type="simple" xlink:href="http://localhost:40000/" text:style-name="Internet_20_link" text:visited-style-name="Visited_20_Internet_20_Link"><text:span text:style-name="T1">http://localhost:4000</text:span></text:a></text:p>
      <text:p text:style-name="P10">You can find a lot of information in the post about how you can develop your page.</text:p>
      <text:p text:style-name="P8"/>
      <text:list xml:id="list174305620815640" text:continue-numbering="true" text:style-name="Sajat_20_szamozas">
        <text:list-item>
          <text:list>
            <text:list-item>
              <text:h text:style-name="P83" text:outline-level="2">Using existing templates</text:h>
            </text:list-item>
          </text:list>
        </text:list-item>
      </text:list>
      <text:p text:style-name="P11">You can use nice templates for your blog downloading them from for example <text:a xlink:type="simple" xlink:href="http://jekyllthemes.org/" text:style-name="Internet_20_link" text:visited-style-name="Visited_20_Internet_20_Link">http://jekyllthemes.org/</text:a>.</text:p>
      <text:p text:style-name="P12">I chose this: <text:a xlink:type="simple" xlink:href="https://github.com/hmfaysal/Notepad" text:style-name="Internet_20_link" text:visited-style-name="Visited_20_Internet_20_Link">https://github.com/hmfaysal/Notepad</text:a>. So I will work that one in this paper.</text:p>
      <text:p text:style-name="P8"/>
      <text:p text:style-name="P8"/>
      <text:list xml:id="list174304856794838" text:continue-numbering="true" text:style-name="Sajat_20_szamozas">
        <text:list-item>
          <text:h text:style-name="P75" text:outline-level="1">Notepad template</text:h>
          <text:list>
            <text:list-item>
              <text:h text:style-name="P84" text:outline-level="2">Some imprtant settings</text:h>
            </text:list-item>
          </text:list>
        </text:list-item>
      </text:list>
      <text:p text:style-name="P58"><text:span text:style-name="T55">blogger’s image</text:span><text:tab/><text:span text:style-name="T56">it appears at the end of the blogs and on the About page: images/avatar.jpg. It is defined in </text:span><text:span text:style-name="T2">_config.yml &gt; </text:span><text:span text:style-name="T4">owner &gt; avatar</text:span><text:span text:style-name="T55">.</text:span></text:p>
      <text:p text:style-name="P56"><text:span text:style-name="T54">blog </text:span>logo<text:tab/><text:span text:style-name="T56">it </text:span>appear<text:span text:style-name="T56">s</text:span> on the left-top of the page. 150X150px: <text:span text:style-name="T55">images/logo.png. It is defined in </text:span><text:span text:style-name="T2">_config.yml &gt; </text:span><text:span text:style-name="T3">logo</text:span></text:p>
      <text:p text:style-name="P57"><text:span text:style-name="T56">description</text:span><text:tab/><text:span text:style-name="T56">it </text:span>appear<text:span text:style-name="T56">s</text:span> on the <text:span text:style-name="T56">HOME page as a main title. Defined in </text:span><text:span text:style-name="T2">_config.yml &gt; description</text:span><text:span text:style-name="T55">.</text:span></text:p>
      <text:p text:style-name="P59">404 image<text:tab/>it appears when the page is not exists. It defined in <text:span text:style-name="T1">404.md</text:span> file</text:p>
      <text:p text:style-name="P8"/>
      <text:list xml:id="list174304467298237" text:continue-numbering="true" text:style-name="Sajat_20_szamozas">
        <text:list-item>
          <text:list>
            <text:list-item>
              <text:h text:style-name="P85" text:outline-level="2">Some <text:span text:style-name="T57">fixes</text:span></text:h>
              <text:list>
                <text:list-item>
                  <text:h text:style-name="P90" text:outline-level="3">“<text:span text:style-name="T59">Mixed context”</text:span></text:h>
                </text:list-item>
              </text:list>
            </text:list-item>
          </text:list>
        </text:list-item>
      </text:list>
      <text:p text:style-name="P42">If you enable HTTPS for your site (GitHub&gt;your repository &gt; Settings &gt; GitHub Pages &gt; Enforce HTTPS), and your site's HTML still references <text:span text:style-name="T1">images</text:span>, <text:span text:style-name="T1">CSS</text:span>, or <text:span text:style-name="T1">JavaScript</text:span> over HTTP, then your site is serving <text:span text:style-name="T1">mixed content</text:span>, and you may have trouble loading assets. </text:p>
      <text:p text:style-name="P43">To remove your site's mixed content, improve your site's security, and resolve problems related to loading mixed content, <text:span text:style-name="T1">edit</text:span> your site's HTML files and <text:span text:style-name="T1">change http://</text:span> to <text:span text:style-name="T1">https://</text:span> so that all of your assets are served over HTTPS.</text:p>
      <text:p text:style-name="P43"/>
      <text:list xml:id="list174305754735964" text:continue-numbering="true" text:style-name="Sajat_20_szamozas">
        <text:list-item>
          <text:list>
            <text:list-item>
              <text:list>
                <text:list-item>
                  <text:h text:style-name="P91" text:outline-level="3">Disable “Feed” Menu</text:h>
                </text:list-item>
              </text:list>
            </text:list-item>
          </text:list>
        </text:list-item>
      </text:list>
      <text:list xml:id="list2175853732756266197" text:style-name="L1">
        <text:list-item>
          <text:h text:style-name="P92" text:outline-level="3">Find the _layouts/home.html, _layouts/page.html, _layout/post.html pages</text:h>
        </text:list-item>
        <text:list-item>
          <text:h text:style-name="P92" text:outline-level="3">Search for the &lt;ul class=”notepad-menu”&gt; tag</text:h>
        </text:list-item>
        <text:list-item>
          <text:h text:style-name="P92" text:outline-level="3">Find the last element inside it &lt;a ref … title=”Atom/RSS Feed”...&gt; tag</text:h>
        </text:list-item>
        <text:list-item>
          <text:h text:style-name="P94" text:outline-level="3">Comment it out with &lt;!-- --<text:span text:style-name="T58">&gt;</text:span> <text:s/>tag or just remove it</text:h>
        </text:list-item>
      </text:list>
      <text:h text:style-name="P93" text:outline-level="3"/>
      <text:list xml:id="list174306387304143" text:continue-list="list174305754735964" text:style-name="Sajat_20_szamozas">
        <text:list-item>
          <text:list>
            <text:list-item>
              <text:list>
                <text:list-item>
                  <text:h text:style-name="P100" text:outline-level="3">“<text:span text:style-name="T60">cannot load such file -- jekyll-paginate”</text:span></text:h>
                </text:list-item>
              </text:list>
            </text:list-item>
          </text:list>
        </text:list-item>
      </text:list>
      <text:p text:style-name="P46">When you want to run the server you get this error message.</text:p>
      <text:p text:style-name="P49">Add the following line to the Gemfile</text:p>
      <text:p text:style-name="P46"/>
      <text:p text:style-name="P38">Gemfile</text:p>
      <text:p text:style-name="P37">gem "jekyll-paginate"</text:p>
      <text:p text:style-name="P47"/>
      <text:p text:style-name="P39">Install the gem</text:p>
      <text:p text:style-name="P28"><text:span text:style-name="T33">~ $ </text:span><text:span text:style-name="T48">bu</text:span><text:span text:style-name="T47">ndle install</text:span></text:p>
      <text:p text:style-name="P51"/>
      <text:p text:style-name="P40">And than you can build the site and run the server</text:p>
      <text:p text:style-name="P29"><text:span text:style-name="T33">~ $ </text:span><text:span text:style-name="T47">bundle exec jekyll serve</text:span><text:span text:style-name="T34"><text:tab/></text:span></text:p>
      <text:list xml:id="list174305218197848" text:continue-numbering="true" text:style-name="Sajat_20_szamozas">
        <text:list-item>
          <text:h text:style-name="P76" text:outline-level="1">Solutions</text:h>
          <text:list>
            <text:list-item>
              <text:h text:style-name="P87" text:outline-level="2">Add new static page</text:h>
              <text:list>
                <text:list-item>
                  <text:h text:style-name="P95" text:outline-level="3">Create the page</text:h>
                </text:list-item>
              </text:list>
            </text:list-item>
          </text:list>
        </text:list-item>
      </text:list>
      <text:p text:style-name="P44"><text:span text:style-name="T61">Create a new page in the main directory with .html of .md extension. Let’s say you want the file named “</text:span><text:span text:style-name="T6">fun.md</text:span><text:span text:style-name="T61">”.</text:span></text:p>
      <text:list xml:id="list174304479738679" text:continue-numbering="true" text:style-name="Sajat_20_szamozas">
        <text:list-item>
          <text:list>
            <text:list-item>
              <text:list>
                <text:list-item>
                  <text:h text:style-name="P96" text:outline-level="3">Fill up YAML Fromt Matter</text:h>
                </text:list-item>
              </text:list>
            </text:list-item>
          </text:list>
        </text:list-item>
      </text:list>
      <text:p text:style-name="P53">You have to fill up the YAML Front Matter in the beginning the file. </text:p>
      <text:p text:style-name="P60">---</text:p>
      <text:p text:style-name="P24"><text:span text:style-name="T17">l</text:span><text:span text:style-name="T22">a</text:span><text:span text:style-name="T17">yout: page</text:span></text:p>
      <text:p text:style-name="P60">permalink: /fun/index.html</text:p>
      <text:p text:style-name="P60">title: Fun</text:p>
      <text:p text:style-name="P60">---</text:p>
      <text:list xml:id="list174306550085950" text:continue-numbering="true" text:style-name="Sajat_20_szamozas">
        <text:list-item>
          <text:list>
            <text:list-item>
              <text:list>
                <text:list-item>
                  <text:h text:style-name="P96" text:outline-level="3">Design the page</text:h>
                </text:list-item>
              </text:list>
            </text:list-item>
          </text:list>
        </text:list-item>
      </text:list>
      <text:p text:style-name="P53">After this you can desing you page as you wish. You can insert HTML tags and/or Liquid Template Language elements<text:span text:style-name="T63">.</text:span></text:p>
      <text:p text:style-name="P54">For example you can display an index of posts:</text:p>
      <text:p text:style-name="P25">&lt;ul&gt;</text:p>
      <text:p text:style-name="P25"><text:s text:c="2"/><text:span text:style-name="T52">{%</text:span> <text:span text:style-name="T52">for</text:span> post<text:span text:style-name="T52"> in</text:span> <text:span text:style-name="T1">site.posts </text:span><text:span text:style-name="T52">%}</text:span></text:p>
      <text:p text:style-name="P25"><text:s text:c="4"/>&lt;li&gt;</text:p>
      <text:p text:style-name="P25"><text:s text:c="6"/>&lt;a href="<text:span text:style-name="T52">{{</text:span> <text:span text:style-name="T1">post.url</text:span> <text:span text:style-name="T52">}}</text:span>"&gt;<text:span text:style-name="T52">{{</text:span> <text:span text:style-name="T1">post.title </text:span><text:span text:style-name="T52">}}</text:span>&lt;/a&gt;</text:p>
      <text:p text:style-name="P25"><text:s text:c="4"/>&lt;/li&gt;</text:p>
      <text:p text:style-name="P25"><text:s text:c="2"/><text:span text:style-name="T52">{% endfor %}</text:span></text:p>
      <text:p text:style-name="P25">&lt;/ul&gt;</text:p>
      <text:list xml:id="list174304936676118" text:continue-numbering="true" text:style-name="Sajat_20_szamozas">
        <text:list-item>
          <text:list>
            <text:list-item>
              <text:list>
                <text:list-item>
                  <text:h text:style-name="P97" text:outline-level="3">Set reference</text:h>
                </text:list-item>
              </text:list>
            </text:list-item>
          </text:list>
        </text:list-item>
      </text:list>
      <text:p text:style-name="P52">Let’s say you want to get to this new page clicking on the “Fun” link in the main menu. <text:span text:style-name="T62">So you have to add this menu element to the “</text:span><text:span text:style-name="T5">links</text:span><text:span text:style-name="T62">” property in the </text:span><text:span text:style-name="T5">_config.yml</text:span><text:span text:style-name="T62"> file.</text:span></text:p>
      <text:p text:style-name="P61">links:</text:p>
      <text:p text:style-name="P23"><text:span text:style-name="T17"><text:s text:c="3"/></text:span><text:span text:style-name="T23">- title: Fun</text:span></text:p>
      <text:p text:style-name="P64"><text:s text:c="5"/>url: /fun</text:p>
      <text:p text:style-name="P64"><text:s text:c="5"/>external: false</text:p>
      <text:list xml:id="list174306048693883" text:continue-numbering="true" text:style-name="Sajat_20_szamozas">
        <text:list-item>
          <text:list>
            <text:list-item>
              <text:list>
                <text:list-item>
                  <text:h text:style-name="P98" text:outline-level="3">Restart the server</text:h>
                </text:list-item>
              </text:list>
            </text:list-item>
          </text:list>
        </text:list-item>
      </text:list>
      <text:p text:style-name="P45"/>
      <text:h text:style-name="P88" text:outline-level="2"/>
      <text:list xml:id="list174306257088240" text:continue-numbering="true" text:style-name="Sajat_20_szamozas">
        <text:list-item>
          <text:list>
            <text:list-item>
              <text:h text:style-name="P89" text:outline-level="2">Show all images on the page </text:h>
            </text:list-item>
          </text:list>
        </text:list-item>
      </text:list>
      <text:p text:style-name="P55">Let's say that your pictures are in the image/fun folder. In your static-page you add the following Liquid Template Language code to the desired place:</text:p>
      <text:p text:style-name="P26"><text:span text:style-name="T17">{% </text:span><text:span text:style-name="T23">for</text:span><text:span text:style-name="T17"> </text:span><text:span text:style-name="T42">image</text:span><text:span text:style-name="T17"> </text:span><text:span text:style-name="T23">in site.static_files</text:span><text:span text:style-name="T17"> %}</text:span></text:p>
      <text:p text:style-name="P26"><text:span text:style-name="T17"><text:s text:c="4"/>{% if </text:span><text:span text:style-name="T42">image.path</text:span><text:span text:style-name="T17"> contains '</text:span><text:span text:style-name="T42">images/fun</text:span><text:span text:style-name="T17">' %}</text:span></text:p>
      <text:p text:style-name="P26"><text:span text:style-name="T17"><text:s text:c="8"/>&lt;img src="{{ </text:span><text:span text:style-name="T42">site.baseurl </text:span><text:span text:style-name="T17">}}{{ </text:span><text:span text:style-name="T42">image.path</text:span><text:span text:style-name="T17"> }}" alt="image" /&gt;</text:span></text:p>
      <text:p text:style-name="P62"><text:s text:c="4"/>{% endif %}</text:p>
      <text:p text:style-name="P26"><text:span text:style-name="T17">{% </text:span><text:span text:style-name="T23">endfor</text:span><text:span text:style-name="T17"> %}</text:span></text:p>
      <text:p text:style-name="P48">When you want to run the server you get this error message.</text:p>
      <text:p text:style-name="P50">Add the following line to the Gemfile</text:p>
      <text:p text:style-name="P50"/>
      <text:list xml:id="list174304486341469" text:continue-numbering="true" text:style-name="Sajat_20_szamozas">
        <text:list-item>
          <text:list>
            <text:list-item>
              <text:h text:style-name="P86" text:outline-level="2"><text:span text:style-name="T64">Redirect a page</text:span> </text:h>
            </text:list-item>
          </text:list>
        </text:list-item>
      </text:list>
      <text:p text:style-name="P106">Let's say <text:span text:style-name="T64">you want to see the </text:span><text:span text:style-name="T7">about.htm</text:span><text:span text:style-name="T64">l page instead of the </text:span><text:span text:style-name="T7">index.html</text:span><text:span text:style-name="T64">. To do that you can use the Jekyll's redirect mechanizm.</text:span></text:p>
      <text:list xml:id="list174304880785702" text:continue-numbering="true" text:style-name="Sajat_20_szamozas">
        <text:list-item>
          <text:list>
            <text:list-item>
              <text:list>
                <text:list-item>
                  <text:h text:style-name="P99" text:outline-level="3">Add the jekyll-redirect-from plug-in to _config.yml</text:h>
                </text:list-item>
              </text:list>
            </text:list-item>
          </text:list>
        </text:list-item>
      </text:list>
      <text:p text:style-name="P108">_config.yml</text:p>
      <text:p text:style-name="P67">plugins:</text:p>
      <text:p text:style-name="P63"><text:span text:style-name="T65"><text:s text:c="3"/></text:span><text:span text:style-name="T67"><text:s/>-jekyll-redirect-from</text:span><text:span text:style-name="T68"> <text:s text:c="2"/></text:span></text:p>
      <text:list xml:id="list174304910154927" text:continue-numbering="true" text:style-name="Sajat_20_szamozas">
        <text:list-item>
          <text:list>
            <text:list-item>
              <text:list>
                <text:list-item>
                  <text:h text:style-name="P101" text:outline-level="3">Install jekyll-redirect-from plug-in</text:h>
                </text:list-item>
              </text:list>
            </text:list-item>
          </text:list>
        </text:list-item>
      </text:list>
      <text:p text:style-name="P69"><text:span text:style-name="T12">$ </text:span><text:span text:style-name="T14">gem install </text:span><text:span text:style-name="T51">jekill-redirect-from</text:span></text:p>
      <text:list xml:id="list174305965342972" text:continue-numbering="true" text:style-name="Sajat_20_szamozas">
        <text:list-item>
          <text:list>
            <text:list-item>
              <text:list>
                <text:list-item>
                  <text:h text:style-name="P101" text:outline-level="3">Add the plug-in to <text:span text:style-name="T69">Gemfile</text:span></text:h>
                </text:list-item>
              </text:list>
            </text:list-item>
          </text:list>
        </text:list-item>
      </text:list>
      <text:p text:style-name="P109">Gemfile</text:p>
      <text:p text:style-name="P65"><text:span text:style-name="T69">group :jekyll_plugins do</text:span></text:p>
      <text:p text:style-name="P65"><text:span text:style-name="T69"><text:tab/>gem "</text:span>jekyll-redirect-from<text:span text:style-name="T69">"</text:span></text:p>
      <text:p text:style-name="P66">end</text:p>
      <text:list xml:id="list174304851523262" text:continue-numbering="true" text:style-name="Sajat_20_szamozas">
        <text:list-item>
          <text:list>
            <text:list-item>
              <text:list>
                <text:list-item>
                  <text:h text:style-name="P105" text:outline-level="3">Install je<text:span text:style-name="T15">bundle install</text:span>kyll-redirect-from <text:span text:style-name="T70">Gemfile</text:span></text:h>
                </text:list-item>
              </text:list>
            </text:list-item>
          </text:list>
        </text:list-item>
      </text:list>
      <text:p text:style-name="P70"><text:span text:style-name="T12">$ </text:span><text:span text:style-name="T15">bundle install</text:span></text:p>
      <text:list xml:id="list174304895594862" text:continue-numbering="true" text:style-name="Sajat_20_szamozas">
        <text:list-item>
          <text:list>
            <text:list-item>
              <text:list>
                <text:list-item>
                  <text:h text:style-name="P104" text:outline-level="3">Mark the file to redirekted</text:h>
                </text:list-item>
              </text:list>
            </text:list-item>
          </text:list>
        </text:list-item>
      </text:list>
      <text:p text:style-name="P112">Let's say <text:span text:style-name="T64">you want the </text:span><text:span text:style-name="T7">index.html</text:span><text:span text:style-name="T8"> </text:span><text:span text:style-name="T64">redirected to the </text:span><text:span text:style-name="T7">about.htm</text:span><text:span text:style-name="T8">l.</text:span><text:span text:style-name="T64"> To do that you have to mark your about.md file adding the following line to the "YAML Front Matter" (between the first and second --- signs.</text:span></text:p>
      <text:p text:style-name="P107"/>
      <text:p text:style-name="P110">about.md</text:p>
      <text:p text:style-name="P68">redirect_from: "<text:span text:style-name="T10">/index.html</text:span>"</text:p>
      <text:p text:style-name="P102"><text:soft-page-break/><text:span text:style-name="T66"/></text:p>
      <text:p text:style-name="P103"><text:span text:style-name="T66"/></text:p>
      <text:p text:style-name="P103"><text:span text:style-name="T66"/></text:p>
      <text:p text:style-name="P103"><text:span text:style-name="T66"/></text:p>
      <text:p text:style-name="P103"><text:span text:style-name="T6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902in" fo:margin-right="0in" fo:line-height="150%" fo:text-align="justify" style:justify-single-word="false" fo:text-indent="0.1575in" style:auto-text-indent="false" text:number-lines="false" text:line-number="0"/>
      <style:text-properties fo:font-size="12pt" fo:font-weight="normal" style:font-size-asian="12pt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311in" style:type="center"/>
          <style:tab-stop style:position="6.4626in" style:type="right"/>
        </style:tab-stops>
      </style:paragraph-properties>
    </style:style>
    <style:style style:name="My_20_Style" style:display-name="My Style" style:family="paragraph" style:master-page-name="">
      <loext:graphic-properties draw:fill-image-width="0in" draw:fill-image-height="0in"/>
      <style:paragraph-properties fo:text-align="start" style:justify-single-word="false" style:page-number="auto" style:shadow="none">
        <style:tab-stops/>
      </style:paragraph-properties>
      <style:text-properties style:font-name="Comic Sans MS" fo:font-family="'Comic Sans MS'" style:font-style-name="Bold" style:font-family-generic="script" style:font-pitch="variable" fo:font-size="12pt" fo:font-weight="normal" fo:background-color="transparent" style:font-size-asian="10.5pt"/>
    </style:style>
    <style:style style:name="Main_20_title" style:display-name="Main title" style:family="paragraph" style:parent-style-name="My_20_Style" style:master-page-name="">
      <style:paragraph-properties fo:margin-top="0in" fo:margin-bottom="0.2799in" loext:contextual-spacing="false" fo:text-align="center" style:justify-single-word="false" style:page-number="auto"/>
      <style:text-properties fo:font-size="24pt" fo:font-weight="bold" style:font-size-asian="10.5pt"/>
    </style:style>
    <style:style style:name="_31_._20_Level_20_Subtitle" style:display-name="1. Level Subtitle" style:family="paragraph" style:parent-style-name="My_20_Style" style:default-outline-level="1" style:list-style-name="Sajat_20_szamozas" style:master-page-name="">
      <style:paragraph-properties fo:margin-top="0.0799in" fo:margin-bottom="0.1598in" loext:contextual-spacing="false" fo:text-align="start" style:justify-single-word="false" fo:keep-together="always" style:page-number="auto" fo:keep-with-next="always">
        <style:tab-stops>
          <style:tab-stop style:position="0.4in"/>
        </style:tab-stops>
      </style:paragraph-properties>
      <style:text-properties fo:font-size="16pt" fo:font-weight="bold" style:font-size-asian="10.5pt"/>
    </style:style>
    <style:style style:name="_32_._20_Level_20_Subtitle" style:display-name="2. Level Subtitle" style:family="paragraph" style:parent-style-name="My_20_Style" style:default-outline-level="2" style:list-style-name="Sajat_20_szamozas" style:master-page-name="">
      <style:paragraph-properties fo:margin-left="0in" fo:margin-right="0in" fo:margin-top="0.0799in" fo:margin-bottom="0.1598in" loext:contextual-spacing="false" fo:text-align="start" style:justify-single-word="false" fo:keep-together="always" fo:text-indent="0in" style:auto-text-indent="false" style:page-number="auto" fo:keep-with-next="always">
        <style:tab-stops>
          <style:tab-stop style:position="0in"/>
          <style:tab-stop style:position="0.7in"/>
        </style:tab-stops>
      </style:paragraph-properties>
      <style:text-properties fo:font-size="16pt" fo:font-weight="bold" style:font-size-asian="10.5pt"/>
    </style:style>
    <style:style style:name="_33_._20_Level_20_Subtitle" style:display-name="3. Level Subtitle" style:family="paragraph" style:parent-style-name="My_20_Style" style:default-outline-level="3" style:list-style-name="Sajat_20_szamozas" style:master-page-name="">
      <style:paragraph-properties fo:margin-left="0.0402in" fo:margin-right="0in" fo:margin-top="0.0799in" fo:margin-bottom="0.1598in" loext:contextual-spacing="false" fo:text-align="start" style:justify-single-word="false" fo:keep-together="always" fo:text-indent="0in" style:auto-text-indent="false" style:page-number="auto" fo:keep-with-next="always">
        <style:tab-stops/>
      </style:paragraph-properties>
      <style:text-properties fo:font-size="16pt" fo:font-weight="bold" style:font-size-asian="10.5pt"/>
    </style:style>
    <style:style style:name="_32_._20_Level_20_Indent-first_20_line_20_-_3e_" style:display-name="2. Level Indent-first line -&gt;" style:family="paragraph" style:parent-style-name="My_20_Style" style:master-page-name="">
      <style:paragraph-properties fo:margin-left="0.3201in" fo:margin-right="0in" fo:text-align="justify" style:justify-single-word="false" fo:keep-together="always" fo:text-indent="0.1in" style:auto-text-indent="false" style:page-number="auto">
        <style:tab-stops/>
      </style:paragraph-properties>
      <style:text-properties fo:background-color="transparent" style:font-size-asian="10.5pt"/>
    </style:style>
    <style:style style:name="_31_._20_Level_20_Indent-first_20_line_20_-_3e_" style:display-name="1. Level Indent-first line -&gt;" style:family="paragraph" style:parent-style-name="My_20_Style">
      <style:paragraph-properties fo:margin-left="0.3201in" fo:margin-right="0in" fo:text-align="justify" style:justify-single-word="false" fo:text-indent="0.1in" style:auto-text-indent="false"/>
      <style:text-properties fo:background-color="transparent"/>
    </style:style>
    <style:style style:name="Console" style:family="paragraph" style:parent-style-name="My_20_Style" style:master-page-name="">
      <loext:graphic-properties draw:fill="solid" draw:fill-color="#eeeeee"/>
      <style:paragraph-properties fo:margin-left="0.3402in" fo:margin-right="0in" fo:margin-top="0in" fo:margin-bottom="0in" loext:contextual-spacing="false" fo:keep-together="always" fo:text-indent="0in" style:auto-text-indent="false" style:page-number="auto" fo:background-color="#eeeeee"/>
      <style:text-properties style:use-window-font-color="true" style:font-name="Ubuntu" fo:font-family="Ubuntu" style:font-style-name="Regular" style:font-pitch="variable" fo:font-weight="normal" fo:background-color="transparent" style:font-size-asian="10.5pt"/>
    </style:style>
    <style:style style:name="Heading_20_2" style:display-name="Heading 2" style:family="paragraph" style:parent-style-name="Heading" style:default-outline-level="2" style:class="text"/>
    <style:style style:name="_33_._20_Level_20_Indent-first_20_line_20_-_3e_" style:display-name="3. Level Indent-first line -&gt;" style:family="paragraph" style:parent-style-name="My_20_Style" style:default-outline-level="" style:list-style-name="" style:master-page-name="">
      <style:paragraph-properties fo:margin-left="0.3201in" fo:margin-right="0in" fo:text-align="justify" style:justify-single-word="false" fo:keep-together="always" fo:text-indent="0.1in" style:auto-text-indent="false" style:page-number="auto">
        <style:tab-stops/>
      </style:paragraph-properties>
      <style:text-properties fo:font-size="12pt" fo:font-weight="normal" style:font-size-asian="10.5pt"/>
    </style:style>
    <style:style style:name="_32_._20_Level_20_Indent-first_20_line_20__3c_-" style:display-name="2. Level Indent-first line &lt;-" style:family="paragraph" style:parent-style-name="My_20_Style" style:master-page-name="">
      <style:paragraph-properties fo:margin-left="0.5201in" fo:margin-right="0in" fo:keep-together="always" fo:text-indent="-0.1201in" style:auto-text-indent="false" style:page-number="auto">
        <style:tab-stops/>
      </style:paragraph-properties>
      <style:text-properties style:font-size-asian="10.5pt"/>
    </style:style>
    <style:style style:name="Heading_20_1" style:display-name="Heading 1" style:family="paragraph" style:parent-style-name="Heading" style:default-outline-level="1" style:class="text"/>
    <style:style style:name="List_20_with_20_explanation" style:display-name="List with explanation" style:family="paragraph" style:parent-style-name="My_20_Style" style:master-page-name="">
      <style:paragraph-properties fo:margin-left="2.5in" fo:margin-right="0in" fo:text-align="justify" style:justify-single-word="false" fo:keep-together="always" fo:text-indent="-2.1598in" style:auto-text-indent="false" style:page-number="auto">
        <style:tab-stops/>
      </style:paragraph-properties>
      <style:text-properties style:font-size-asian="10.5pt"/>
    </style:style>
    <style:style style:name="Numbering_20_Symbols" style:display-name="Numbering Symbols" style:family="text">
      <style:text-properties style:font-name="Comic Sans MS" fo:font-family="'Comic Sans MS'" style:font-style-name="Bold" style:font-family-generic="script" style:font-pitch="variable" fo:font-size="16pt" fo:font-weight="bold" fo:background-color="transparent" style:font-size-asian="9.60000038146973pt" style:font-weight-asian="normal" style:font-size-complex="11pt" style:font-weight-complex="normal" loext:shadow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" style:font-family-asian="'Droid Sans Fallback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prefix=" " style:num-suffix="." style:num-format="a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  <style:text-properties style:font-name="StarSymbol"/>
      </text:list-level-style-bullet>
    </text:list-style>
    <text:list-style style:name="Numbering_20_3" style:display-name="Numbering 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prefix=" " style:num-suffix=")" style:num-format="a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  <style:text-properties style:font-name="StarSymbol"/>
      </text:list-level-style-bullet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Sajat_20_szamozas" style:display-name="Sajat szamozas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a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134in" fo:margin-bottom="0.2618in" fo:margin-left="0.6772in" fo:margin-right="0.385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2744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4T13:10:12</meta:creation-date>
    <dc:date>2018-04-01T17:43:03.635661102</dc:date>
    <meta:editing-duration>P22DT23H40M53S</meta:editing-duration>
    <meta:editing-cycles>1829</meta:editing-cycles>
    <meta:generator>LibreOffice/5.1.6.2$Linux_X86_64 LibreOffice_project/10m0$Build-2</meta:generator>
    <meta:document-statistic meta:table-count="0" meta:image-count="0" meta:object-count="0" meta:page-count="7" meta:paragraph-count="125" meta:word-count="1049" meta:character-count="6112" meta:non-whitespace-character-count="5129"/>
  </office:meta>
</office:document-meta>
</file>